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equential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Test size</text:p>
          </table:table-cell>
          <table:table-cell office:value-type="string">
            <text:p>2^11</text:p>
          </table:table-cell>
          <table:table-cell office:value-type="string">
            <text:p>2^15</text:p>
          </table:table-cell>
          <table:table-cell office:value-type="string">
            <text:p>2^19</text:p>
          </table:table-cell>
          <table:table-cell office:value-type="string">
            <text:p>2^23</text:p>
          </table:table-cell>
          <table:table-cell office:value-type="string">
            <text:p>2^27</text:p>
          </table:table-cell>
        </table:table-row>
        <table:table-row table:style-name="ro1">
          <table:table-cell table:number-columns-repeated="2"/>
          <table:table-cell office:value-type="float" office:value="2048">
            <text:p>2048</text:p>
          </table:table-cell>
          <table:table-cell office:value-type="float" office:value="32768">
            <text:p>32768</text:p>
          </table:table-cell>
          <table:table-cell office:value-type="float" office:value="524288">
            <text:p>524288</text:p>
          </table:table-cell>
          <table:table-cell office:value-type="float" office:value="8388608">
            <text:p>8388608</text:p>
          </table:table-cell>
          <table:table-cell office:value-type="float" office:value="134217728">
            <text:p>1342177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5"/>
        </table:table-row>
      </table:table>
      <table:table table:name="OMP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PI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>
            <text:p>2^11</text:p>
          </table:table-cell>
          <table:table-cell office:value-type="string">
            <text:p>2^15</text:p>
          </table:table-cell>
          <table:table-cell office:value-type="string">
            <text:p>2^19</text:p>
          </table:table-cell>
          <table:table-cell office:value-type="string">
            <text:p>2^23</text:p>
          </table:table-cell>
          <table:table-cell office:value-type="string">
            <text:p>2^27</text:p>
          </table:table-cell>
        </table:table-row>
        <table:table-row table:style-name="ro1">
          <table:table-cell table:number-columns-repeated="2"/>
          <table:table-cell office:value-type="float" office:value="2048">
            <text:p>2048</text:p>
          </table:table-cell>
          <table:table-cell office:value-type="float" office:value="32768">
            <text:p>32768</text:p>
          </table:table-cell>
          <table:table-cell office:value-type="float" office:value="524288">
            <text:p>524288</text:p>
          </table:table-cell>
          <table:table-cell office:value-type="float" office:value="8388608">
            <text:p>8388608</text:p>
          </table:table-cell>
          <table:table-cell office:value-type="float" office:value="134217728">
            <text:p>1342177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3">
            <text:p>T=4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office:value-type="float" office:value="2173">
            <text:p>2173</text:p>
          </table:table-cell>
          <table:table-cell office:value-type="float" office:value="16724">
            <text:p>1672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3446">
            <text:p>3446</text:p>
          </table:table-cell>
          <table:table-cell office:value-type="float" office:value="4607">
            <text:p>4607</text:p>
          </table:table-cell>
          <table:table-cell office:value-type="float" office:value="10007">
            <text:p>10007</text:p>
          </table:table-cell>
          <table:table-cell office:value-type="float" office:value="296408">
            <text:p>296408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3">
            <text:p>T=8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737">
            <text:p>737</text:p>
          </table:table-cell>
          <table:table-cell office:value-type="float" office:value="1214">
            <text:p>1214</text:p>
          </table:table-cell>
          <table:table-cell office:value-type="float" office:value="11122">
            <text:p>1112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4792">
            <text:p>4792</text:p>
          </table:table-cell>
          <table:table-cell office:value-type="float" office:value="8648">
            <text:p>8648</text:p>
          </table:table-cell>
          <table:table-cell office:value-type="float" office:value="9626">
            <text:p>9626</text:p>
          </table:table-cell>
          <table:table-cell office:value-type="float" office:value="162237">
            <text:p>162237</text:p>
          </table:table-cell>
          <table:table-cell/>
        </table:table-row>
        <table:table-row table:style-name="ro1">
          <table:table-cell table:style-name="ce1" table:number-columns-spanned="1" table:number-rows-spanned="3"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</table:table>
      <table:table table:name="MPI.BAL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>
            <text:p>2^11</text:p>
          </table:table-cell>
          <table:table-cell office:value-type="string">
            <text:p>2^15</text:p>
          </table:table-cell>
          <table:table-cell office:value-type="string">
            <text:p>2^19</text:p>
          </table:table-cell>
          <table:table-cell office:value-type="string">
            <text:p>2^23</text:p>
          </table:table-cell>
          <table:table-cell office:value-type="string">
            <text:p>2^27</text:p>
          </table:table-cell>
        </table:table-row>
        <table:table-row table:style-name="ro1">
          <table:table-cell table:number-columns-repeated="2"/>
          <table:table-cell office:value-type="float" office:value="2048">
            <text:p>2048</text:p>
          </table:table-cell>
          <table:table-cell office:value-type="float" office:value="32768">
            <text:p>32768</text:p>
          </table:table-cell>
          <table:table-cell office:value-type="float" office:value="524288">
            <text:p>524288</text:p>
          </table:table-cell>
          <table:table-cell office:value-type="float" office:value="8388608">
            <text:p>8388608</text:p>
          </table:table-cell>
          <table:table-cell office:value-type="float" office:value="134217728">
            <text:p>1342177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3">
            <text:p>T=4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office:value-type="float" office:value="7555">
            <text:p>7555</text:p>
          </table:table-cell>
          <table:table-cell office:value-type="float" office:value="57802">
            <text:p>57802</text:p>
          </table:table-cell>
          <table:table-cell office:value-type="float" office:value="1001109">
            <text:p>1001109</text:p>
          </table:table-cell>
          <table:table-cell office:value-type="float" office:value="6919390">
            <text:p>6919390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007">
            <text:p>1007</text:p>
          </table:table-cell>
          <table:table-cell office:value-type="float" office:value="2270">
            <text:p>2270</text:p>
          </table:table-cell>
          <table:table-cell office:value-type="float" office:value="28971">
            <text:p>28971</text:p>
          </table:table-cell>
          <table:table-cell/>
          <table:table-cell office:value-type="float" office:value="4013277">
            <text:p>4013277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3121">
            <text:p>3121</text:p>
          </table:table-cell>
          <table:table-cell office:value-type="float" office:value="4539">
            <text:p>4539</text:p>
          </table:table-cell>
          <table:table-cell office:value-type="float" office:value="10104">
            <text:p>10104</text:p>
          </table:table-cell>
          <table:table-cell office:value-type="float" office:value="338897">
            <text:p>338897</text:p>
          </table:table-cell>
          <table:table-cell office:value-type="float" office:value="2728005">
            <text:p>2728005</text:p>
          </table:table-cell>
        </table:table-row>
        <table:table-row table:style-name="ro1">
          <table:table-cell table:style-name="ce1" office:value-type="string" table:number-columns-spanned="1" table:number-rows-spanned="3">
            <text:p>T=8</text:p>
          </table:table-cell>
          <table:table-cell office:value-type="float" office:value="2">
            <text:p>2</text:p>
          </table:table-cell>
          <table:table-cell office:value-type="float" office:value="942">
            <text:p>942</text:p>
          </table:table-cell>
          <table:table-cell office:value-type="float" office:value="4899">
            <text:p>4899</text:p>
          </table:table-cell>
          <table:table-cell office:value-type="float" office:value="53762">
            <text:p>53762</text:p>
          </table:table-cell>
          <table:table-cell/>
          <table:table-cell office:value-type="float" office:value="4338374">
            <text:p>433837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912">
            <text:p>912</text:p>
          </table:table-cell>
          <table:table-cell office:value-type="float" office:value="1884">
            <text:p>1884</text:p>
          </table:table-cell>
          <table:table-cell office:value-type="float" office:value="31592">
            <text:p>31592</text:p>
          </table:table-cell>
          <table:table-cell/>
          <table:table-cell office:value-type="float" office:value="2141096">
            <text:p>2141096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3922">
            <text:p>3922</text:p>
          </table:table-cell>
          <table:table-cell office:value-type="float" office:value="4840">
            <text:p>4840</text:p>
          </table:table-cell>
          <table:table-cell office:value-type="float" office:value="9363">
            <text:p>9363</text:p>
          </table:table-cell>
          <table:table-cell office:value-type="float" office:value="315970">
            <text:p>315970</text:p>
          </table:table-cell>
          <table:table-cell office:value-type="float" office:value="1547710">
            <text:p>15477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5/14/2012</text:date>, <text:time>21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Palhas</meta:initial-creator>
    <meta:creation-date>2012-05-14T21:34:55</meta:creation-date>
    <dc:date>2012-05-14T21:59:20</dc:date>
    <dc:creator>Miguel Palhas</dc:creator>
    <meta:editing-duration>PT00H09M15S</meta:editing-duration>
    <meta:editing-cycles>2</meta:editing-cycles>
    <meta:generator>OpenOffice.org/3.2$Unix OpenOffice.org_project/320m19$Build-9505</meta:generator>
    <meta:document-statistic meta:table-count="4" meta:cell-count="89" meta:object-count="0"/>
  </office:meta>
</office:document-meta>
</file>